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>
      <style:text-properties officeooo:paragraph-rsid="00078afc"/>
    </style:style>
    <style:style style:name="P4" style:family="paragraph" style:parent-style-name="Text_20_body" style:list-style-name="L4">
      <style:text-properties officeooo:paragraph-rsid="00078afc"/>
    </style:style>
    <style:style style:name="P5" style:family="paragraph" style:parent-style-name="Text_20_body" style:list-style-name="L5"/>
    <style:style style:name="P6" style:family="paragraph" style:parent-style-name="Text_20_body" style:list-style-name="L6">
      <style:text-properties officeooo:paragraph-rsid="00078afc"/>
    </style:style>
    <style:style style:name="P7" style:family="paragraph" style:parent-style-name="Text_20_body">
      <style:text-properties officeooo:paragraph-rsid="000b2524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12cm" loext:contextual-spacing="false" fo:line-height="115%" fo:orphans="0" fo:widows="0" fo:hyphenation-ladder-count="no-limit" fo:text-indent="0.6cm" style:auto-text-indent="false" style:page-number="auto" fo:background-color="transparent" style:writing-mode="lr-tb"/>
      <style:text-properties officeooo:paragraph-rsid="000a32c9" fo:hyphenate="false" fo:hyphenation-remain-char-count="2" fo:hyphenation-push-char-count="2"/>
    </style:style>
    <style:style style:name="P10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12cm" loext:contextual-spacing="false" fo:line-height="115%" fo:orphans="0" fo:widows="0" fo:hyphenation-ladder-count="no-limit" fo:text-indent="0.6cm" style:auto-text-indent="false" style:page-number="auto" fo:background-color="transparent" style:writing-mode="lr-tb"/>
      <style:text-properties officeooo:paragraph-rsid="000a32c9" fo:hyphenate="false" fo:hyphenation-remain-char-count="2" fo:hyphenation-push-char-count="2"/>
    </style:style>
    <style:style style:name="P11" style:family="paragraph" style:parent-style-name="Text_20_body" style:list-style-name="" style:master-page-name="">
      <loext:graphic-properties draw:fill="none"/>
      <style:paragraph-properties fo:margin-left="0cm" fo:margin-right="0cm" fo:margin-top="0cm" fo:margin-bottom="0.212cm" loext:contextual-spacing="false" fo:line-height="115%" fo:orphans="0" fo:widows="0" fo:hyphenation-ladder-count="no-limit" fo:text-indent="0.6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12" style:family="paragraph" style:parent-style-name="Heading_20_4"/>
    <style:style style:name="P13" style:family="paragraph" style:parent-style-name="Heading_20_1" style:master-page-name="Standard">
      <style:paragraph-properties style:page-number="auto"/>
    </style:style>
    <style:style style:name="P14" style:family="paragraph" style:parent-style-name="Heading_20_3">
      <style:text-properties officeooo:paragraph-rsid="00078afc"/>
    </style:style>
    <style:style style:name="P15" style:family="paragraph" style:parent-style-name="Heading_20_3" style:list-style-name="">
      <style:paragraph-properties fo:line-height="100%" fo:orphans="0" fo:widows="0" fo:hyphenation-ladder-count="no-limit"/>
      <style:text-properties fo:hyphenate="false" fo:hyphenation-remain-char-count="2" fo:hyphenation-push-char-count="2"/>
    </style:style>
    <style:style style:name="P16" style:family="paragraph" style:parent-style-name="Heading_20_3" style:list-style-name="">
      <style:paragraph-properties fo:line-height="100%" fo:orphans="0" fo:widows="0" fo:hyphenation-ladder-count="no-limit"/>
      <style:text-properties officeooo:paragraph-rsid="00078afc" fo:hyphenate="false" fo:hyphenation-remain-char-count="2" fo:hyphenation-push-char-count="2"/>
    </style:style>
    <style:style style:name="P17" style:family="paragraph" style:parent-style-name="Heading_20_3">
      <style:paragraph-properties fo:break-before="page"/>
    </style:style>
    <style:style style:name="P18" style:family="paragraph" style:parent-style-name="Heading_20_3">
      <style:paragraph-properties fo:break-before="page"/>
      <style:text-properties officeooo:paragraph-rsid="00078afc"/>
    </style:style>
    <style:style style:name="T1" style:family="text">
      <style:text-properties fo:language="en" fo:country="US"/>
    </style:style>
    <style:style style:name="T2" style:family="text">
      <style:text-properties fo:color="#ff0000" fo:language="en" fo:country="US"/>
    </style:style>
    <style:style style:name="T3" style:family="text">
      <style:text-properties fo:language="pl" fo:country="P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officeooo:rsid="000b2524"/>
    </style:style>
    <style:style style:name="T7" style:family="text">
      <style:text-properties fo:font-weight="normal" officeooo:rsid="000b2524" style:font-weight-asian="normal" style:font-weight-complex="normal"/>
    </style:style>
    <style:style style:name="T8" style:family="text">
      <style:text-properties fo:color="#00803f" fo:font-weight="normal" officeooo:rsid="000b2524" style:font-weight-asian="normal" style:font-weight-complex="normal"/>
    </style:style>
    <style:style style:name="T9" style:family="text">
      <style:text-properties fo:color="#00803f" fo:font-weight="bold" style:font-weight-asian="bold" style:font-weight-complex="bold"/>
    </style:style>
    <style:style style:name="T10" style:family="text">
      <style:text-properties fo:color="#00803f" fo:font-weight="bold" officeooo:rsid="000b2524" style:font-weight-asian="bold" style:font-weight-complex="bold"/>
    </style:style>
    <style:style style:name="T11" style:family="text">
      <style:text-properties fo:color="#800000"/>
    </style:style>
    <style:style style:name="T12" style:family="text">
      <style:text-properties fo:color="#800000" fo:font-weight="bold" style:font-weight-asian="bold" style:font-weight-complex="bold"/>
    </style:style>
    <style:style style:name="T13" style:family="text">
      <style:text-properties fo:color="#800000" officeooo:rsid="000b252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0106026" text:style-name="Outline">
        <text:list-item>
          <text:h text:style-name="P13" text:outline-level="1">Scenariusz 2.5</text:h>
        </text:list-item>
      </text:list>
      <text:p text:style-name="Text_20_body"/>
      <text:list xml:id="list201345233161389" text:continue-numbering="true" text:style-name="Outline">
        <text:list-item>
          <text:list>
            <text:list-item>
              <text:list>
                <text:list-item>
                  <text:h text:style-name="Heading_20_3" text:outline-level="3">Założenia:</text:h>
                </text:list-item>
              </text:list>
            </text:list-item>
          </text:list>
        </text:list-item>
      </text:list>
      <text:p text:style-name="P11">Scenariusz ma być przeskokiem między jedną poważną bitwą, a drugą. Nie powinien jednak zaopatrywać gracza w dodatkowe złoto, jednak pozwolić mu na awans jednostek. W następnym scenariuszu przyjdzie nam walczyć z duchami i szkieletami, zatem obecność kuszników na polu walki może odmienić los bitwy. Scenariusz ma pozwolić nam ich pozyskać, poprzez awanse właśnie. Ponadto ma wypełnić lukę fabularną, która występuje w miejscu pokonywania przełęczy przez orków i być dodatkową zachętą do zagrania w poprawioną wersję kampanii.</text:p>
      <text:p text:style-name="Text_20_body"/>
      <text:list xml:id="list201347101576392" text:continue-numbering="true" text:style-name="Outline">
        <text:list-item>
          <text:list>
            <text:list-item>
              <text:list>
                <text:list-item>
                  <text:h text:style-name="Heading_20_3" text:outline-level="3">Projekt mapy, balans i przejście scenariusza:</text:h>
                </text:list-item>
              </text:list>
            </text:list-item>
          </text:list>
        </text:list-item>
      </text:list>
      <text:p text:style-name="P9">Rozpoczynamy na wschodzie, w małym garnizonie pozwalającym na rekrutację tylko kilku jednostek na turę. Mapę zakrywa całun, a naszym pierwszym zadaniem jest rozpoznanie się w terenie. Cała północ i południe okryte są wysokimi górami i górami nie do przejścia. Musimy iść środkiem mapy — poszarpaną linią wzgórz, lasów i niewielkich pól. Pamiętać trzeba o śniegu. </text:p>
      <text:p text:style-name="P9">Przy spotkaniu pierwszego ogra następuje dialog i zmiana celów zwycięstwa. Kolejny dialog pojawia się, gdy spotykamy Yeti’ego. Końcowy, gdy go zabijamy (lub oszczędzamy). Spotkania wilków, wargów i nietoperzy nie wywołują dialogu. Rekrutuje je Yeti ze swojego zamku, podobnie jak ogry. Sam zamek naszego przeciwnika powinien znajdować się gdzieś na zachodzie, mógłby być wciśnięty w jakąś kotlinkę, by wymusić na graczu wywabienie go z gniazda bądź dziką szarżę na jego leże. Mapa powinna mieć jakieś 25 heksów szerokości. Mamy tutaj trudny teren, całun i gracza, który ma mały zamek i nie wie, co i w jakiej ilości rekrutować na początku. Poza tym nie ma być to scenariusz w stu procentach bitewny. Ilość wiosek ograniczona do maksymalnie sześciu.</text:p>
      <text:p text:style-name="Text_20_body"/>
      <text:list xml:id="list201346836670243" text:continue-numbering="true" text:style-name="Outline">
        <text:list-item>
          <text:list>
            <text:list-item>
              <text:list>
                <text:list-item>
                  <text:h text:style-name="Heading_20_3" text:outline-level="3">Pierwsze Cele misji:</text:h>
                </text:list-item>
              </text:list>
            </text:list-item>
          </text:list>
        </text:list-item>
      </text:list>
      <text:list xml:id="list3941792742" text:style-name="L1">
        <text:list-item>
          <text:p text:style-name="P1">Przeszukaj przełęcz.</text:p>
        </text:list-item>
      </text:list>
      <text:list xml:id="list201346370809493" text:continue-list="list201346836670243" text:style-name="Outline">
        <text:list-item>
          <text:list>
            <text:list-item>
              <text:list>
                <text:list-item>
                  <text:h text:style-name="Heading_20_3" text:outline-level="3">Porażka:</text:h>
                </text:list-item>
              </text:list>
            </text:list-item>
          </text:list>
        </text:list-item>
      </text:list>
      <text:list xml:id="list450980148" text:style-name="L2">
        <text:list-item>
          <text:p text:style-name="P2">Śmierć Marbusa.</text:p>
        </text:list-item>
        <text:list-item>
          <text:p text:style-name="P2">Śmierć Kochana.</text:p>
        </text:list-item>
        <text:list-item>
          <text:p text:style-name="P2">Koniec limitu tur.</text:p>
        </text:list-item>
      </text:list>
      <text:p text:style-name="Text_20_body"/>
      <text:h text:style-name="P16" text:outline-level="3"/>
      <text:list xml:id="list201346321068322" text:continue-list="list201346370809493" text:style-name="Outline">
        <text:list-item>
          <text:list>
            <text:list-item>
              <text:list>
                <text:list-item>
                  <text:h text:style-name="P18" text:outline-level="3">Drugie Cele misji:</text:h>
                </text:list-item>
              </text:list>
            </text:list-item>
          </text:list>
        </text:list-item>
      </text:list>
      <text:list xml:id="list546051044" text:style-name="L3">
        <text:list-item>
          <text:p text:style-name="P3">Pokonaj przywódcę wroga.</text:p>
        </text:list-item>
      </text:list>
      <text:list xml:id="list201345716215659" text:continue-list="list201346321068322" text:style-name="Outline">
        <text:list-item>
          <text:list>
            <text:list-item>
              <text:list>
                <text:list-item>
                  <text:h text:style-name="Heading_20_3" text:outline-level="3">Porażka:</text:h>
                </text:list-item>
              </text:list>
            </text:list-item>
          </text:list>
        </text:list-item>
      </text:list>
      <text:list xml:id="list2119631831" text:style-name="L4">
        <text:list-item>
          <text:p text:style-name="P4">Śmierć Marbusa.</text:p>
        </text:list-item>
        <text:list-item>
          <text:p text:style-name="P4">Śmierć Kochana.</text:p>
        </text:list-item>
        <text:list-item>
          <text:p text:style-name="P4">Koniec limitu tur.</text:p>
        </text:list-item>
      </text:list>
      <text:p text:style-name="Text_20_body"/>
      <text:list xml:id="list201345485276227" text:continue-list="list201345716215659" text:style-name="Outline">
        <text:list-item>
          <text:list>
            <text:list-item>
              <text:list>
                <text:list-item>
                  <text:h text:style-name="Heading_20_3" text:outline-level="3">Spis dialogów:</text:h>
                </text:list-item>
              </text:list>
            </text:list-item>
          </text:list>
        </text:list-item>
      </text:list>
      <text:list xml:id="list3663930291" text:style-name="L5">
        <text:list-item>
          <text:p text:style-name="P5">Dialog początkowy.</text:p>
        </text:list-item>
        <text:list-item>
          <text:p text:style-name="P5">Dialog spotkania pierwszego ogra.</text:p>
        </text:list-item>
        <text:list-item>
          <text:p text:style-name="P5">Dialog spotkania Yeti’ego.</text:p>
        </text:list-item>
        <text:list-item>
          <text:p text:style-name="P5">Dialog końcowy, zabicie lub oszczędzenie Yeti’ego.</text:p>
        </text:list-item>
        <text:list-item>
          <text:p text:style-name="P5">Dialogi śmierci Marbusa i Kochana, koniec limitu tur.</text:p>
        </text:list-item>
      </text:list>
      <text:p text:style-name="Text_20_body"/>
      <text:list xml:id="list201345569443915" text:continue-list="list201345485276227" text:style-name="Outline">
        <text:list-item>
          <text:list>
            <text:list-item>
              <text:list>
                <text:list-item>
                  <text:h text:style-name="P14" text:outline-level="3">Uwagi:</text:h>
                </text:list-item>
              </text:list>
            </text:list-item>
          </text:list>
        </text:list-item>
      </text:list>
      <text:list xml:id="list2028611844" text:style-name="L6">
        <text:list-item>
          <text:p text:style-name="P6">Obecność scenariusza wymaga zmian w prologu scenariusza trzeciego.</text:p>
        </text:list-item>
        <text:list-item>
          <text:p text:style-name="P6">Oszczędzenie Yeti’ego powinno skutkować jego przybyciem na pole walki w scenariuszu trzynastym.</text:p>
        </text:list-item>
        <text:list-item>
          <text:p text:style-name="P6">Zabicie Yeti’ego powinno skutkować specjalną cechą, która zapewni Marbusowi/jednostce zabijającej Yeti’ego/Marbusowi i jednostce zabijającej Yeti’ego bonus do odporności.</text:p>
        </text:list-item>
      </text:list>
      <text:list xml:id="list201346143364586" text:continue-list="list201345569443915" text:style-name="Outline">
        <text:list-item>
          <text:list>
            <text:list-item>
              <text:list>
                <text:list-item>
                  <text:h text:style-name="Heading_20_3" text:outline-level="3"/>
                </text:list-item>
              </text:list>
            </text:list-item>
          </text:list>
        </text:list-item>
      </text:list>
      <text:h text:style-name="P15" text:outline-level="3"/>
      <text:list xml:id="list201346237766779" text:continue-numbering="true" text:style-name="Outline">
        <text:list-item>
          <text:list>
            <text:list-item>
              <text:list>
                <text:list-item>
                  <text:h text:style-name="P17" text:outline-level="3">Prolog:</text:h>
                </text:list-item>
              </text:list>
            </text:list-item>
          </text:list>
        </text:list-item>
      </text:list>
      <text:p text:style-name="Text_20_body"/>
      <text:p text:style-name="P7"><text:span text:style-name="T4">PL</text:span><text:line-break/><text:span text:style-name="T5">(Tutaj jest urwany fragment. W polskiej wersji kampanii, w plikach gry, jest całość. Znajduje się w prologu scenariuszu trzeciego. Trzeba ją stamtąd wyciągnąć i tu wstawić, nim całkowicie zmienimy prolog scenariusza trzeciego.)</text:span></text:p>
      <text:p text:style-name="P7">W orkowych opowieściach co jakiś czas usłyszeć można stare porzekadło: bój się niczego, co krwawi przeciwnika, który nie ma w sobie ni krwi, ni uczuć, ni życia. Przywódca klanu musiał więc podjąć decyzję o ucieczce...</text:p>
      <text:p text:style-name="P8">EN</text:p>
      <text:p text:style-name="Text_20_body">In orcish stories you may often hear an old saying: 'Do not feel fear of <text:span text:style-name="T1">anything that bleeds'. However Marbus's clan had to face an enemy that </text:span><text:span text:style-name="T2">had no blood, neither felling nor life.</text:span><text:span text:style-name="T1"> Thus, the clan's leader had no choice, </text:span>but to escape.</text:p>
      <text:p text:style-name="Text_20_body"/>
      <text:p text:style-name="P8">PL (Zmiana!)</text:p>
      <text:p text:style-name="P7">Jedyną nadzieją na przetrwanie było powtórne przekroczenie przeklętej od Wieków, górskiej ścieżki i dotarcie do byłego domu Klanu Marbusa, Gelu'Aben. Choć starcy, kobiety i dzieci lękali się wyruszenia w drogę, Marbus poprowadził wszystkich żelazną ręką. Wkrótce <text:span text:style-name="T3">orkowie zagłębili się w przełęcz…</text:span></text:p>
      <text:p text:style-name="P8">EN</text:p>
      <text:p text:style-name="Text_20_body"><text:span text:style-name="T1">The only hope for </text:span><text:span text:style-name="T2">survival</text:span><text:span text:style-name="T1"> was </text:span><text:span text:style-name="T2">crossing</text:span><text:span text:style-name="T1"> the long cursed Pass and reaching the old home of the clan, Gelu'Aben. Even though the elder</text:span><text:span text:style-name="T2">s</text:span><text:span text:style-name="T1">, women and </text:span>children dreaded the journey, Marbus guided them with iron fist and <text:span text:style-name="T1">relentlessness. Soon, the whole clan </text:span><text:span text:style-name="T2">was walking</text:span><text:span text:style-name="T1"> into the Pass.</text:span></text:p>
      <text:p text:style-name="Text_20_body"/>
      <text:p text:style-name="Text_20_body"/>
      <text:h text:style-name="P15" text:outline-level="3"/>
      <text:list xml:id="list201345953892908" text:continue-numbering="true" text:style-name="Outline">
        <text:list-item>
          <text:list>
            <text:list-item>
              <text:list>
                <text:list-item>
                  <text:h text:style-name="P17" text:outline-level="3">Dialogi:</text:h>
                  <text:list>
                    <text:list-item>
                      <text:h text:style-name="Heading_20_4" text:outline-level="4">Dialog początkowy.</text:h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Wilki się uspokajają. Nie wiem, czy jesteśmy tu bezpieczni, ale zdaje się, że nieumarli odpuścili sobie pościg za nami.</text:p>
      <text:list xml:id="list20134589249455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To prawda. Cieszę się, że nie mamy ich na karku, jednak ciągle przypominam sobie naszą ostatnią podróż przez tę przełęcz. To przeklęte, dzikie miejsce. Nie wiadomo, co tu zastaniemy.</text:p>
      <text:list xml:id="list20134741932340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Dobrze będzie wykonać zwiad i wezwać kilku doświadczonych wojowników. Jeśli przyjdzie nam tu walczyć, będziemy musieli wykorzystać ten trudny teren.</text:p>
      <text:p text:style-name="Text_20_body"/>
      <text:list xml:id="list20134608431952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ialog spotkania pierwszego ogra.</text:h>
                      <text:list>
                        <text:list-item>
                          <text:h text:style-name="Heading_20_5" text:outline-level="5">Ogr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Waaaaarg~! Świeża żywność! Można napełnić nią brzuchy. Biały Bóg będzie zadowolony.</text:p>
      <text:list xml:id="list20134536291895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Psia krew! To ogry. Nie sądziłem, że jeszcze kiedyś je spotkam. To jedyna rasa, która odmówiła współpracy z jakąkolwiek potęgą północy. Nawet Sojusz nie ma ich wśród swoich wojsk.</text:p>
      <text:list xml:id="list20134657795682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Fakt. Powszechnie uważa się, że wymarły. Bardziej martwi mnie jednak ten „Biały Bóg”, o którym wspomniał. Ogry nie należą do specjalnie religijnych ras. Bylebyśmy nie spotkali tu kogoś groźniejszego od nich.</text:p>
      <text:p text:style-name="Text_20_body">*Zmiana celów misji.*</text:p>
      <text:p text:style-name="Text_20_body"/>
      <text:list xml:id="list20134547165605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ialog spotkania Yeti’ego.</text:h>
                      <text:list>
                        <text:list-item>
                          <text:h text:style-name="Heading_20_5" text:outline-level="5">Biały Bóg (Yeti)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WAAAAARGH~~!</text:p>
      <text:list xml:id="list20134668192169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Mamy odpowiedź. Jednak trafiliśmy na coś groźniejszego, niż ogry.</text:p>
      <text:list xml:id="list20134561633790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Potężne bydle… Nie ma jednak dla nas drogi odwrotu. Może łucznicy i kusznicy zdołaliby podpalić jego sierść. Trzeba wywabić go na trudny dla niego teren, wówczas nasze szanse wzrosną.</text:p>
      <text:p text:style-name="Text_20_body"/>
      <text:list xml:id="list20134558561937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<text:soft-page-break/>Dialog końcowy, zabicie Yeti’ego. <text:span text:style-name="T10">OPCJA 1</text:span></text:h>
                      <text:list>
                        <text:list-item>
                          <text:h text:style-name="Heading_20_5" text:outline-level="5">Biały Bóg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Waaaargh…</text:p>
      <text:list xml:id="list20134677849747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Udało nam się go powalić. Zdaje się, że nie będzie nam już przeszkadzał. To chyba… Samica. W jej leżu widać młode.</text:p>
      <text:list xml:id="list201345742471525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Udało nam się powalić coś tak niebezpiecznego i niespotykanego… Zostaje teraz kwestia tego, co zrobić dalej… Myślę, że…</text:p>
      <text:p text:style-name="Text_20_body"><text:span text:style-name="T9">Opcja 1</text:span><text:span text:style-name="T4">:</text:span> Trzeba dobić bestię i obmyć się w jej krwi.</text:p>
      <text:p text:style-name="Text_20_body"><text:span text:style-name="T12">Opcja 2</text:span><text:span text:style-name="T4">:</text:span> Trzeba oszczędzić bestię i ruszyć dalej.</text:p>
      <text:list xml:id="list201346341281267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Nie możemy ryzykować, że rzuci się za nami w pogoń. Jej młode mogą podrosnąć i zaatakować nas, gdy będziemy wracać przełęczą do domu. Dajcie mi siekierę, sam to zrobię… Krew Yeti’ego czyni ponoć cuda.</text:p>
      <text:p text:style-name="Text_20_body">*Yeti umiera, Marbus zyskuje cechę „Pogromca Yeti’ego”.*</text:p>
      <text:list xml:id="list20134595270916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Logo Wesnoth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Marbus zyskał cechę „Pogromca Yeti’ego”. Wszystkie jego odporności zwiększyły się o 10%.</text:p>
      <text:p text:style-name="Text_20_body">*Koniec scenariusza.*</text:p>
      <text:p text:style-name="Text_20_body"/>
      <text:list xml:id="list201346428303319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ialog końcowy, oszczędzenie Yeti’ego. <text:span text:style-name="T13">OPCJA 2</text:span></text:h>
                      <text:list>
                        <text:list-item>
                          <text:h text:style-name="Heading_20_5" text:outline-level="5">Biały Bóg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Waaaargh…</text:p>
      <text:list xml:id="list201345982282018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Kochan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Udało nam się go powalić. Zdaje się, że nie będzie nam już przeszkadzał. To chyba… Samica. W jej leżu widać młode.</text:p>
      <text:list xml:id="list201345750992681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Udało nam się powalić coś tak niebezpiecznego i niespotykanego… Zostaje teraz kwestia tego, co zrobić dalej… Myślę, że…</text:p>
      <text:p text:style-name="Text_20_body"><text:span text:style-name="T9">Opcja 1</text:span><text:span text:style-name="T4">: </text:span>Trzeba dobić bestię i obmyć się w jej krwi.</text:p>
      <text:list xml:id="list201347408504793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Heading_20_5" text:outline-level="5"><text:span text:style-name="T11">Opcja 2</text:span>: Trzeba oszczędzić bestię i ruszyć dalej.</text:h>
                        </text:list-item>
                        <text:list-item>
                          <text:h text:style-name="Heading_20_5" text:outline-level="5">Marbus: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Text_20_body">To stworzenie nic nam już nie zrobi. Przełęcz jest zaś zawistna, jeśli zabijemy kogoś bez potrzeby, może spaść na nas przekleństwo, czego wolę uniknąć. Zbierajmy się stąd, póki nieumarli nie ruszyli w nasze ślady.</text:p>
      <text:p text:style-name="Text_20_body">*Koniec scenariusza.*</text:p>
      <text:p text:style-name="Text_20_body"><text:soft-page-break/></text:p>
      <text:list xml:id="list201345680274106" text:continue-numbering="true" text:style-name="Outline">
        <text:list-item>
          <text:list>
            <text:list-item>
              <text:list>
                <text:list-item>
                  <text:list>
                    <text:list-item>
                      <text:h text:style-name="Heading_20_4" text:outline-level="4">Dialogi śmierci Marbusa i Kochana, koniec limitu tur.</text:h>
                    </text:list-item>
                  </text:list>
                </text:list-item>
              </text:list>
            </text:list-item>
          </text:list>
        </text:list-item>
      </text:list>
      <text:p text:style-name="Text_20_body">*Standardowe. Jak w poprzednich scenariuszach.*</text:p>
      <text:p text:style-name="Text_20_body"/>
      <text:p text:style-name="Text_20_body">Opis cechy „Zabójca Yeti’ego”:</text:p>
      <text:p text:style-name="Text_20_body">Marbus rozprawił się z Yeti’m zamieszkującym przełęcz Tut’anor i obmył się w jego krwi, co zapewnia mu stały bonus do wszystkich odporności w wysokości 10%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margin-top="0cm" fo:margin-bottom="0.282cm" loext:contextual-spacing="false" fo:line-height="108%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loext:contextual-spacing="false" fo:line-height="100%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15%" style:writing-mode="lr-tb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Standard_20__28_user_29_" style:display-name="Standard (user)" style:family="paragraph" style:default-outline-level="" style:list-style-name="">
      <style:paragraph-properties fo:margin-top="0cm" fo:margin-bottom="0cm" loext:contextual-spacing="false" fo:line-height="100%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de" fo:country="DE" style:letter-kerning="true" style:font-name-asian="Andale Sans UI" style:font-family-asian="'Andale Sans UI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fa" style:country-complex="IR" fo:hyphenate="false" fo:hyphenation-remain-char-count="2" fo:hyphenation-push-char-count="2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an Pezda</meta:initial-creator>
    <meta:editing-cycles>6</meta:editing-cycles>
    <meta:creation-date>2017-11-18T13:39:00</meta:creation-date>
    <dc:date>2018-02-23T20:13:44.962000000</dc:date>
    <meta:editing-duration>PT19M35S</meta:editing-duration>
    <meta:generator>LibreOffice/5.3.3.2$Windows_X86_64 LibreOffice_project/3d9a8b4b4e538a85e0782bd6c2d430bafe583448</meta:generator>
    <meta:document-statistic meta:table-count="0" meta:image-count="0" meta:object-count="0" meta:page-count="6" meta:paragraph-count="91" meta:word-count="1050" meta:character-count="6834" meta:non-whitespace-character-count="589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